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6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228in" svg:height="3.4638in" svg:x="6.0358in" svg:y="0.0402in">
            <draw:object draw:notify-on-update-of-ranges="Sheet1.D1:Sheet1.D1 Sheet1.D2:Sheet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3028in" svg:height="3.5453in" svg:x="6.0535in" svg:y="3.6185in">
            <draw:object draw:notify-on-update-of-ranges="Sheet1.D22:Sheet1.D22 Sheet1.D23:Sheet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3in" svg:height="3.5406in" svg:x="6.0724in" svg:y="7.2008in">
            <draw:object draw:notify-on-update-of-ranges="Sheet1.D45:Sheet1.D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in" svg:height="3.5406in" svg:x="6.0965in" svg:y="10.5618in">
            <draw:object draw:notify-on-update-of-ranges="Sheet1.D65:Sheet1.D7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6.122in" svg:y="14.1205in">
            <draw:object draw:notify-on-update-of-ranges="Sheet1.D85:Sheet1.D9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Decade</text:p>
          </table:table-cell>
          <table:table-cell office:value-type="string">
            <text:p># of "thy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0.00794326241135">
            <text:p>0.0079432624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0.00682233788156">
            <text:p>0.0068223379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0.00583090379009">
            <text:p>0.0058309038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  <table:table-cell office:value-type="float" office:value="0.0044139744553">
            <text:p>0.0044139745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0.00162230367121">
            <text:p>0.0016223037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0.00428076374261">
            <text:p>0.0042807637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06">
            <text:p>106</text:p>
          </table:table-cell>
          <table:table-cell office:value-type="float" office:value="39">
            <text:p>39</text:p>
          </table:table-cell>
          <table:table-cell office:value-type="float" office:value="0.00280156464743">
            <text:p>0.0028015646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0.00256288561936">
            <text:p>0.0025628856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0.00292447961466">
            <text:p>0.0029244796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.00402488108306">
            <text:p>0.0040248811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0.00245155657051">
            <text:p>0.0024515566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0.00382565924307">
            <text:p>0.0038256592</text:p>
          </table:table-cell>
          <table:table-cell/>
        </table:table-row>
        <table:table-row table:style-name="ro1">
          <table:table-cell office:value-type="string">
            <text:p>unknow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0231704962348">
            <text:p>0.0023170496</text:p>
          </table:table-cell>
          <table:table-cell/>
        </table:table-row>
        <table:table-row table:style-name="ro2" table:number-rows-repeated="7">
          <table:table-cell table:number-columns-repeated="5"/>
        </table:table-row>
        <table:table-row table:style-name="ro1">
          <table:table-cell office:value-type="string">
            <text:p>Decade</text:p>
          </table:table-cell>
          <table:table-cell office:value-type="string">
            <text:p># of "thee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.00567375886525">
            <text:p>0.0056737589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0.00562667041778">
            <text:p>0.0056266704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0.00631681243926">
            <text:p>0.0063168124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303">
            <text:p>303</text:p>
          </table:table-cell>
          <table:table-cell office:value-type="float" office:value="33">
            <text:p>33</text:p>
          </table:table-cell>
          <table:table-cell office:value-type="float" office:value="0.00948534936138">
            <text:p>0.0094853494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.00174247431353">
            <text:p>0.0017424743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0.0129102398587">
            <text:p>0.0129102399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15">
            <text:p>215</text:p>
          </table:table-cell>
          <table:table-cell office:value-type="float" office:value="39">
            <text:p>39</text:p>
          </table:table-cell>
          <table:table-cell office:value-type="float" office:value="0.00568241886034">
            <text:p>0.0056824189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0.00569530137636">
            <text:p>0.0056953014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17">
            <text:p>117</text:p>
          </table:table-cell>
          <table:table-cell office:value-type="float" office:value="26">
            <text:p>26</text:p>
          </table:table-cell>
          <table:table-cell office:value-type="float" office:value="0.00670910029245">
            <text:p>0.0067091003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0.00713501646542">
            <text:p>0.0071350165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0.00537327467508">
            <text:p>0.0053732747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0.00710479573712">
            <text:p>0.0071047957</text:p>
          </table:table-cell>
          <table:table-cell/>
        </table:table-row>
        <table:table-row table:style-name="ro1">
          <table:table-cell office:value-type="string">
            <text:p>unknown</text:p>
          </table:table-cell>
          <table:table-cell office:value-type="float" office:value="42">
            <text:p>42</text:p>
          </table:table-cell>
          <table:table-cell/>
          <table:table-cell office:value-type="float" office:value="0.00810967368218">
            <text:p>0.0081096737</text:p>
          </table:table-cell>
          <table:table-cell office:value-type="float" office:value="7">
            <text:p>7</text:p>
          </table:table-cell>
        </table:table-row>
        <table:table-row table:style-name="ro2" table:number-rows-repeated="8">
          <table:table-cell table:number-columns-repeated="5"/>
        </table:table-row>
        <table:table-row table:style-name="ro1">
          <table:table-cell office:value-type="string">
            <text:p>Decade</text:p>
          </table:table-cell>
          <table:table-cell office:value-type="string">
            <text:p># of "thine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.000281333520889">
            <text:p>0.0002813335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000607385811467">
            <text:p>0.0006073858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.000500876533934">
            <text:p>0.0005008765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0180255963468">
            <text:p>0.000180256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.000407691785011">
            <text:p>0.0004076918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style-name="ce1" office:value-type="string">
            <text:p>7.92895654932e-05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0047460844803">
            <text:p>0.0004746084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.000401399162796">
            <text:p>0.0004013992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000731796560556">
            <text:p>0.0007317966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.000235080767035">
            <text:p>0.0002350808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00273261374505">
            <text:p>0.0002732614</text:p>
          </table:table-cell>
          <table:table-cell/>
        </table:table-row>
        <table:table-row table:style-name="ro1">
          <table:table-cell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057926240587">
            <text:p>0.0005792624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Decade</text:p>
          </table:table-cell>
          <table:table-cell office:value-type="string">
            <text:p># of "the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93">
            <text:p>193</text:p>
          </table:table-cell>
          <table:table-cell office:value-type="float" office:value="11">
            <text:p>11</text:p>
          </table:table-cell>
          <table:table-cell office:value-type="float" office:value="0.0273758865248">
            <text:p>0.0273758865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502">
            <text:p>502</text:p>
          </table:table-cell>
          <table:table-cell office:value-type="float" office:value="17">
            <text:p>17</text:p>
          </table:table-cell>
          <table:table-cell office:value-type="float" office:value="0.0353073568716">
            <text:p>0.0353073569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float" office:value="0.0189504373178">
            <text:p>0.0189504373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875">
            <text:p>875</text:p>
          </table:table-cell>
          <table:table-cell office:value-type="float" office:value="33">
            <text:p>33</text:p>
          </table:table-cell>
          <table:table-cell office:value-type="float" office:value="0.0273916854495">
            <text:p>0.0273916854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533">
            <text:p>533</text:p>
          </table:table-cell>
          <table:table-cell office:value-type="float" office:value="14">
            <text:p>14</text:p>
          </table:table-cell>
          <table:table-cell office:value-type="float" office:value="0.0320254761762">
            <text:p>0.0320254762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95">
            <text:p>395</text:p>
          </table:table-cell>
          <table:table-cell office:value-type="float" office:value="17">
            <text:p>17</text:p>
          </table:table-cell>
          <table:table-cell office:value-type="float" office:value="0.0268397091799">
            <text:p>0.0268397092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039">
            <text:p>1039</text:p>
          </table:table-cell>
          <table:table-cell office:value-type="float" office:value="39">
            <text:p>39</text:p>
          </table:table-cell>
          <table:table-cell office:value-type="float" office:value="0.0274606195158">
            <text:p>0.0274606195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620">
            <text:p>620</text:p>
          </table:table-cell>
          <table:table-cell office:value-type="float" office:value="25">
            <text:p>25</text:p>
          </table:table-cell>
          <table:table-cell office:value-type="float" office:value="0.0294257237779">
            <text:p>0.0294257238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540">
            <text:p>540</text:p>
          </table:table-cell>
          <table:table-cell office:value-type="float" office:value="26">
            <text:p>26</text:p>
          </table:table-cell>
          <table:table-cell office:value-type="float" office:value="0.0309650782728">
            <text:p>0.0309650783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9">
            <text:p>159</text:p>
          </table:table-cell>
          <table:table-cell office:value-type="float" office:value="14">
            <text:p>14</text:p>
          </table:table-cell>
          <table:table-cell office:value-type="float" office:value="0.0290889132821">
            <text:p>0.0290889133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895">
            <text:p>895</text:p>
          </table:table-cell>
          <table:table-cell office:value-type="float" office:value="45">
            <text:p>45</text:p>
          </table:table-cell>
          <table:table-cell office:value-type="float" office:value="0.0300567552138">
            <text:p>0.0300567552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12">
            <text:p>212</text:p>
          </table:table-cell>
          <table:table-cell office:value-type="float" office:value="13">
            <text:p>13</text:p>
          </table:table-cell>
          <table:table-cell office:value-type="float" office:value="0.0289657056975">
            <text:p>0.0289657057</text:p>
          </table:table-cell>
          <table:table-cell/>
        </table:table-row>
        <table:table-row table:style-name="ro1">
          <table:table-cell office:value-type="string">
            <text:p>unknown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0.0198880092682">
            <text:p>0.0198880093</text:p>
          </table:table-cell>
          <table:table-cell/>
        </table:table-row>
        <table:table-row table:style-name="ro2" table:number-rows-repeated="6">
          <table:table-cell table:number-columns-repeated="5"/>
        </table:table-row>
        <table:table-row table:style-name="ro1">
          <table:table-cell office:value-type="string">
            <text:p>Decade</text:p>
          </table:table-cell>
          <table:table-cell office:value-type="string">
            <text:p># of "day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000992907801418">
            <text:p>0.0009929078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.00154733436489">
            <text:p>0.0015473344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000728862973761">
            <text:p>0.000728863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0.00162784873529">
            <text:p>0.0016278487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0.00252358348855">
            <text:p>0.0025235835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0.00319358564925">
            <text:p>0.0031935856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office:value-type="float" office:value="0.00319801247489">
            <text:p>0.0031980125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.00355956336023">
            <text:p>0.0035595634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0.00212168128906">
            <text:p>0.0021216813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0109769484083">
            <text:p>0.0010976948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office:value-type="float" office:value="0.00342546260537">
            <text:p>0.0034254626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table:number-columns-repeated="2" office:value-type="float" office:value="13">
            <text:p>13</text:p>
          </table:table-cell>
          <table:table-cell office:value-type="float" office:value="0.00177619893428">
            <text:p>0.0017761989</text:p>
          </table:table-cell>
          <table:table-cell/>
        </table:table-row>
        <table:table-row table:style-name="ro1">
          <table:table-cell office:value-type="string">
            <text:p>unknow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0212396215486">
            <text:p>0.0021239622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2:05:23</meta:creation-date>
    <dc:date>2014-06-11T14:32:35</dc:date>
    <meta:editing-duration>PT2H12M1S</meta:editing-duration>
    <meta:editing-cycles>2</meta:editing-cycles>
    <meta:generator>LibreOffice/3.5$Linux_X86_64 LibreOffice_project/350m1$Build-2</meta:generator>
    <meta:document-statistic meta:table-count="3" meta:cell-count="2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title svg:x="5.54cm" svg:y="0.316cm" chart:style-name="ch2">
          <text:p>% Use of the word Thee</text:p>
        </chart:title>
        <chart:legend chart:legend-position="end" svg:x="11.438cm" svg:y="4.204cm" style:legend-expansion="high" chart:style-name="ch3"/>
        <chart:plot-area chart:style-name="ch4" table:cell-range-address="Sheet1.D22:Sheet1.D34" chart:data-source-has-labels="row" svg:x="1.331cm" svg:y="1.635cm" svg:width="9.467cm" svg:height="6.21cm">
          <chartooo:coordinate-region svg:x="2.429cm" svg:y="1.834cm" svg:width="8.182cm" svg:height="5.364cm"/>
          <chart:axis chart:dimension="x" chart:name="primary-x" chart:style-name="ch5">
            <chart:title svg:x="4.181cm" svg:y="8.025cm" chart:style-name="ch6">
              <text:p>Decades Starting in 1800</text:p>
            </chart:title>
          </chart:axis>
          <chart:axis chart:dimension="y" chart:name="primary-y" chart:style-name="ch5">
            <chart:title svg:x="0.451cm" svg:y="6.676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Sheet1.D23:Sheet1.D34" chart:label-cell-address="Sheet1.D22:Sheet1.D2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Words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7375886525">
                <text:p>0.00567375886525</text:p>
                <draw:g>
                  <svg:desc>Sheet1.D23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2667041778">
                <text:p>0.0056266704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31681243926">
                <text:p>0.00631681243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48534936138">
                <text:p>0.0094853493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4247431353">
                <text:p>0.0017424743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9102398587">
                <text:p>0.0129102398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68241886034">
                <text:p>0.00568241886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69530137636">
                <text:p>0.00569530137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0910029245">
                <text:p>0.00670910029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13501646542">
                <text:p>0.00713501646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37327467508">
                <text:p>0.0053732746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10479573712">
                <text:p>0.00710479573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7cm" svg:height="8.799cm" xlink:href=".." xlink:type="simple" chart:class="chart:line" chart:style-name="ch1">
        <chart:title svg:x="3.983cm" svg:y="0.311cm" chart:style-name="ch2">
          <text:p>% Use of the Word "thy" in Transcripts</text:p>
        </chart:title>
        <chart:legend chart:legend-position="end" svg:x="11.235cm" svg:y="4.1cm" style:legend-expansion="high" chart:style-name="ch3"/>
        <chart:plot-area chart:style-name="ch4" table:cell-range-address="Sheet1.D1:Sheet1.D13" chart:data-source-has-labels="row" svg:x="1.327cm" svg:y="1.615cm" svg:width="9.276cm" svg:height="6.028cm">
          <chartooo:coordinate-region svg:x="2.425cm" svg:y="1.814cm" svg:width="7.991cm" svg:height="5.182cm"/>
          <chart:axis chart:dimension="x" chart:name="primary-x" chart:style-name="ch5">
            <chart:title svg:x="4.082cm" svg:y="7.818cm" chart:style-name="ch6">
              <text:p>Decades Starting in 1800</text:p>
            </chart:title>
          </chart:axis>
          <chart:axis chart:dimension="y" chart:name="primary-y" chart:style-name="ch5">
            <chart:title svg:x="0.451cm" svg:y="5.85cm" chart:style-name="ch7">
              <text:p>Percentage Use</text:p>
            </chart:title>
            <chart:grid chart:style-name="ch8" chart:class="major"/>
          </chart:axis>
          <chart:series chart:style-name="ch9" chart:values-cell-range-address="Sheet1.D2:Sheet1.D13" chart:label-cell-address="Sheet1.D1:Sheet1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Word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4326241135">
                <text:p>0.00794326241135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2233788156">
                <text:p>0.00682233788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3090379009">
                <text:p>0.00583090379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139744553">
                <text:p>0.0044139744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2230367121">
                <text:p>0.00162230367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28076374261">
                <text:p>0.00428076374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0156464743">
                <text:p>0.0028015646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6288561936">
                <text:p>0.00256288561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2447961466">
                <text:p>0.0029244796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2488108306">
                <text:p>0.00402488108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5155657051">
                <text:p>0.00245155657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2565924307">
                <text:p>0.00382565924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line" chart:style-name="ch1">
        <chart:title svg:x="5.47cm" svg:y="0.315cm" chart:style-name="ch2">
          <text:p>Percentage Use of Thine</text:p>
        </chart:title>
        <chart:legend chart:legend-position="end" svg:x="13.151cm" svg:y="4.198cm" style:legend-expansion="high" chart:style-name="ch3"/>
        <chart:plot-area chart:style-name="ch4" table:cell-range-address="Sheet1.D45:Sheet1.D56" svg:x="1.331cm" svg:y="1.631cm" svg:width="11.18cm" svg:height="6.203cm">
          <chartooo:coordinate-region svg:x="2.614cm" svg:y="1.83cm" svg:width="9.71cm" svg:height="5.357cm"/>
          <chart:axis chart:dimension="x" chart:name="primary-x" chart:style-name="ch5">
            <chart:title svg:x="5.038cm" svg:y="8.013cm" chart:style-name="ch6">
              <text:p>Decades Starting in 1800</text:p>
            </chart:title>
          </chart:axis>
          <chart:axis chart:dimension="y" chart:name="primary-y" chart:style-name="ch5">
            <chart:title svg:x="0.451cm" svg:y="6.694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Sheet1.D45:Sheet1.D5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5:Sheet1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1333520889">
                <text:p>0.000281333520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07385811467">
                <text:p>0.000607385811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00876533934">
                <text:p>0.000500876533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80255963468">
                <text:p>0.000180255963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07691785011">
                <text:p>0.000407691785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7460844803">
                <text:p>0.00047460844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01399162796">
                <text:p>0.000401399162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31796560556">
                <text:p>0.00073179656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35080767035">
                <text:p>0.000235080767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73261374505">
                <text:p>0.000273261374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line" chart:style-name="ch1">
        <chart:title svg:x="5.682cm" svg:y="0.315cm" chart:style-name="ch2">
          <text:p>Percentage use of The</text:p>
        </chart:title>
        <chart:legend chart:legend-position="end" svg:x="13.151cm" svg:y="4.198cm" style:legend-expansion="high" chart:style-name="ch3"/>
        <chart:plot-area chart:style-name="ch4" table:cell-range-address="Sheet1.D65:Sheet1.D76" svg:x="1.331cm" svg:y="1.631cm" svg:width="11.18cm" svg:height="6.203cm">
          <chartooo:coordinate-region svg:x="2.429cm" svg:y="1.83cm" svg:width="9.895cm" svg:height="5.357cm"/>
          <chart:axis chart:dimension="x" chart:name="primary-x" chart:style-name="ch5">
            <chart:title svg:x="4.879cm" svg:y="8.013cm" chart:style-name="ch6">
              <text:p>Decades Starting with 1800</text:p>
            </chart:title>
          </chart:axis>
          <chart:axis chart:dimension="y" chart:name="primary-y" chart:style-name="ch5">
            <chart:title svg:x="0.451cm" svg:y="6.694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Sheet1.D65:Sheet1.D7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3758865248">
                <text:p>0.0273758865248</text:p>
                <draw:g>
                  <svg:desc>Sheet1.D65:Sheet1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3073568716">
                <text:p>0.0353073568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9504373178">
                <text:p>0.0189504373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3916854495">
                <text:p>0.0273916854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0254761762">
                <text:p>0.032025476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397091799">
                <text:p>0.0268397091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606195158">
                <text:p>0.0274606195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4257237779">
                <text:p>0.0294257237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9650782728">
                <text:p>0.0309650782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0889132821">
                <text:p>0.029088913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0567552138">
                <text:p>0.0300567552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9657056975">
                <text:p>0.0289657056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85:Sheet1.D96" svg:x="0.77cm" svg:y="0.855cm" svg:width="11.738cm" svg:height="7.545cm">
          <chartooo:coordinate-region svg:x="2.053cm" svg:y="1.054cm" svg:width="10.26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5:Sheet1.D96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92907801418">
                <text:p>0.000992907801418</text:p>
                <draw:g>
                  <svg:desc>Sheet1.D85:Sheet1.D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4733436489">
                <text:p>0.0015473343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28862973761">
                <text:p>0.000728862973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2784873529">
                <text:p>0.0016278487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2358348855">
                <text:p>0.00252358348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19358564925">
                <text:p>0.00319358564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9801247489">
                <text:p>0.0031980124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5956336023">
                <text:p>0.00355956336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12168128906">
                <text:p>0.00212168128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9769484083">
                <text:p>0.00109769484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2546260537">
                <text:p>0.00342546260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7619893428">
                <text:p>0.00177619893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